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E8000003E8803044A8C8D96DD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wiss" style:font-pitch="variable"/>
    <style:font-face style:name="Bitstream Vera Serif" svg:font-family="'Bitstream Vera Serif'" style:font-family-generic="roman" style:font-pitch="variable"/>
    <style:font-face style:name="FreeSans" svg:font-family="FreeSans" style:font-family-generic="swiss"/>
    <style:font-face style:name="FreeSans1" svg:font-family="FreeSans" style:font-family-generic="system" style:font-pitch="variable"/>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G" svg:font-family="'Linux Libertine Display G'"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Unifont" svg:font-family="Unifont" style:font-family-generic="system" style:font-pitch="variable"/>
  </office:font-face-decls>
  <office:automatic-styles>
    <style:style style:name="P1" style:family="paragraph" style:parent-style-name="Header_20_left">
      <style:text-properties fo:color="#ffffff" loext:opacity="100%" style:font-name="Bitstream Vera Sans" fo:font-size="20pt" officeooo:rsid="00104ad7" officeooo:paragraph-rsid="00104ad7" style:font-size-asian="20pt" style:font-size-complex="20pt"/>
    </style:style>
    <style:style style:name="P2" style:family="paragraph" style:parent-style-name="Standard">
      <style:text-properties style:font-name="Linux Libertine Display G" fo:font-size="16pt" style:font-size-asian="16pt" style:font-size-complex="16pt"/>
    </style:style>
    <style:style style:name="P3" style:family="paragraph" style:parent-style-name="Standard">
      <style:text-properties style:font-name="Linux Libertine Display G" fo:font-size="16pt" officeooo:rsid="001154b5" officeooo:paragraph-rsid="001154b5" style:font-size-asian="16pt" style:font-size-complex="16pt"/>
    </style:style>
    <style:style style:name="P4" style:family="paragraph" style:parent-style-name="Standard">
      <style:text-properties style:font-name="Linux Libertine Display G" fo:font-size="16pt" officeooo:paragraph-rsid="001154b5" style:font-size-asian="16pt" style:font-size-complex="16pt"/>
    </style:style>
    <style:style style:name="P5" style:family="paragraph" style:parent-style-name="Standard">
      <style:text-properties style:font-name="Linux Libertine Display G" fo:font-size="16pt" officeooo:rsid="00287637" officeooo:paragraph-rsid="00287637" style:font-size-asian="16pt" style:font-size-complex="16pt"/>
    </style:style>
    <style:style style:name="P6" style:family="paragraph" style:parent-style-name="Standard">
      <style:text-properties style:font-name="Linux Libertine Display G" fo:font-size="16pt" officeooo:rsid="002e7ed4" officeooo:paragraph-rsid="002e7ed4" style:font-size-asian="16pt" style:font-size-complex="16pt"/>
    </style:style>
    <style:style style:name="P7" style:family="paragraph" style:parent-style-name="Standard">
      <style:paragraph-properties fo:break-before="page"/>
      <style:text-properties style:font-name="Linux Libertine Display G" fo:font-size="16pt" style:text-underline-style="solid" style:text-underline-width="auto" style:text-underline-color="font-color" fo:font-weight="bold" style:font-size-asian="16pt" style:font-weight-asian="bold" style:font-size-complex="16pt" style:font-weight-complex="bold"/>
    </style:style>
    <style:style style:name="P8" style:family="paragraph" style:parent-style-name="Standard">
      <style:text-properties style:font-name="Bitstream Vera Serif" fo:font-size="16pt" style:font-size-asian="16pt" style:font-size-complex="16pt"/>
    </style:style>
    <style:style style:name="P9" style:family="paragraph" style:parent-style-name="Standard">
      <style:text-properties style:font-name="Bitstream Vera Serif" fo:font-size="16pt" officeooo:paragraph-rsid="00104ad7" style:font-size-asian="16pt" style:font-size-complex="16pt"/>
    </style:style>
    <style:style style:name="P10" style:family="paragraph" style:parent-style-name="Standard">
      <style:text-properties style:font-name="Bitstream Vera Serif" fo:font-size="16pt" officeooo:rsid="00151e1b" officeooo:paragraph-rsid="00151e1b" style:font-size-asian="16pt" style:font-size-complex="16pt"/>
    </style:style>
    <style:style style:name="P11" style:family="paragraph" style:parent-style-name="Standard">
      <style:text-properties style:font-name="Bitstream Vera Serif" fo:font-size="16pt" style:text-underline-style="solid" style:text-underline-width="auto" style:text-underline-color="font-color" fo:font-weight="bold" style:font-size-asian="16pt" style:font-weight-asian="bold" style:font-size-complex="16pt" style:font-weight-complex="bold"/>
    </style:style>
    <style:style style:name="P12" style:family="paragraph" style:parent-style-name="Text_20_body">
      <style:text-properties fo:font-variant="normal" fo:text-transform="none" fo:color="#1f1f1f" loext:opacity="100%" style:font-name="Linux Libertine Display G" fo:font-size="12pt" fo:letter-spacing="normal" fo:font-style="normal" fo:font-weight="normal" style:font-size-asian="16pt" style:font-size-complex="16pt"/>
    </style:style>
    <style:style style:name="P13" style:family="paragraph" style:parent-style-name="Standard">
      <style:text-properties fo:font-variant="normal" fo:text-transform="none" fo:color="#1f1f1f" loext:opacity="100%" style:font-name="Google Sans" fo:font-size="12pt" fo:letter-spacing="normal" fo:font-style="normal" fo:font-weight="normal" officeooo:paragraph-rsid="001154b5" style:font-size-asian="16pt" style:font-size-complex="16pt"/>
    </style:style>
    <style:style style:name="P14" style:family="paragraph" style:parent-style-name="Text_20_body">
      <style:text-properties fo:font-variant="normal" fo:text-transform="none" fo:color="#00298a" loext:opacity="100%" style:font-name="Linux Libertine Display G" fo:font-size="12pt" fo:letter-spacing="normal" fo:font-style="normal" fo:font-weight="normal" officeooo:rsid="0016913c" officeooo:paragraph-rsid="0016913c" style:font-size-asian="16pt" style:font-size-complex="16pt"/>
    </style:style>
    <style:style style:name="P15" style:family="paragraph" style:parent-style-name="Standard">
      <style:text-properties fo:font-variant="normal" fo:text-transform="none" fo:color="#0d0d0d" loext:opacity="100%" style:font-name="S hne" fo:font-size="12pt" fo:letter-spacing="normal" fo:font-style="normal" fo:font-weight="normal" officeooo:rsid="00151e1b" officeooo:paragraph-rsid="00151e1b" style:font-size-asian="16pt" style:font-size-complex="16pt"/>
    </style:style>
    <style:style style:name="P16" style:family="paragraph" style:parent-style-name="Standard">
      <style:text-properties fo:color="#c9211e" loext:opacity="100%" style:font-name="Linux Libertine Display G" fo:font-size="16pt" style:font-size-asian="16pt" style:font-size-complex="16pt"/>
    </style:style>
    <style:style style:name="P17" style:family="paragraph" style:parent-style-name="Standard">
      <style:text-properties fo:color="#c9211e" loext:opacity="100%" style:font-name="Linux Libertine Display G" fo:font-size="16pt" officeooo:rsid="001d9f44" officeooo:paragraph-rsid="001d9f44" style:font-size-asian="16pt" style:font-size-complex="16pt"/>
    </style:style>
    <style:style style:name="P18" style:family="paragraph" style:parent-style-name="Standard">
      <style:text-properties fo:color="#00298a" loext:opacity="100%" style:font-name="Linux Libertine Display G" fo:font-size="16pt" officeooo:rsid="001154b5" officeooo:paragraph-rsid="001154b5" fo:background-color="transparent" style:font-size-asian="16pt" style:font-size-complex="16pt"/>
    </style:style>
    <style:style style:name="P19" style:family="paragraph" style:parent-style-name="Standard">
      <style:text-properties fo:color="#00298a" loext:opacity="100%" style:font-name="Linux Libertine Display G" fo:font-size="16pt" officeooo:rsid="001154b5" officeooo:paragraph-rsid="001154b5" style:font-size-asian="16pt" style:font-size-complex="16pt"/>
    </style:style>
    <style:style style:name="P20" style:family="paragraph" style:parent-style-name="Standard">
      <style:text-properties fo:color="#00298a" loext:opacity="100%" style:font-name="Linux Libertine Display G" fo:font-size="16pt" officeooo:rsid="0012d03d" officeooo:paragraph-rsid="0015c207" style:font-size-asian="16pt" style:font-size-complex="16pt"/>
    </style:style>
    <style:style style:name="P21" style:family="paragraph" style:parent-style-name="Standard">
      <style:text-properties fo:color="#00298a" loext:opacity="100%" style:font-name="Linux Libertine Display G" fo:font-size="16pt" officeooo:rsid="0016913c" officeooo:paragraph-rsid="0016913c" style:font-size-asian="16pt" style:font-size-complex="16pt"/>
    </style:style>
    <style:style style:name="P22" style:family="paragraph" style:parent-style-name="Standard">
      <style:text-properties fo:color="#00298a" loext:opacity="100%" style:font-name="Linux Libertine Display G" fo:font-size="16pt" officeooo:rsid="001b8a0c" officeooo:paragraph-rsid="001b8a0c" style:font-size-asian="16pt" style:font-size-complex="16pt"/>
    </style:style>
    <style:style style:name="P23" style:family="paragraph" style:parent-style-name="Standard">
      <style:text-properties fo:color="#00298a" loext:opacity="100%" style:font-name="Linux Libertine Display G" fo:font-size="16pt" officeooo:rsid="00186eda" officeooo:paragraph-rsid="00186eda" style:font-size-asian="16pt" style:font-size-complex="16pt"/>
    </style:style>
    <style:style style:name="P24" style:family="paragraph" style:parent-style-name="Standard">
      <style:text-properties fo:color="#00298a" loext:opacity="100%" style:font-name="Linux Libertine Display G" fo:font-size="16pt" officeooo:rsid="001a8989" officeooo:paragraph-rsid="001a8989" style:font-size-asian="16pt" style:font-size-complex="16pt"/>
    </style:style>
    <style:style style:name="P25" style:family="paragraph" style:parent-style-name="Standard">
      <style:text-properties fo:color="#00298a" loext:opacity="100%" style:font-name="Linux Libertine Display G" fo:font-size="16pt" style:text-underline-style="solid" style:text-underline-width="auto" style:text-underline-color="font-color" officeooo:rsid="0016913c" officeooo:paragraph-rsid="0016913c" style:font-size-asian="16pt" style:font-size-complex="16pt"/>
    </style:style>
    <style:style style:name="P26" style:family="paragraph" style:parent-style-name="Standard">
      <style:text-properties fo:color="#ff0000" loext:opacity="100%" style:font-name="Linux Libertine Display G" fo:font-size="16pt" officeooo:rsid="001a8989" officeooo:paragraph-rsid="001a8989" style:font-size-asian="16pt" style:font-size-complex="16pt"/>
    </style:style>
    <style:style style:name="P27" style:family="paragraph" style:parent-style-name="Standard">
      <style:text-properties fo:color="#000058" loext:opacity="100%" style:font-name="Linux Libertine Display G" fo:font-size="16pt" officeooo:rsid="001d9f44" officeooo:paragraph-rsid="001d9f44" style:font-size-asian="16pt" style:font-size-complex="16pt"/>
    </style:style>
    <style:style style:name="P28" style:family="paragraph" style:parent-style-name="Standard">
      <style:text-properties fo:color="#000058" loext:opacity="100%" style:font-name="Linux Libertine Display G" fo:font-size="16pt" officeooo:rsid="0021ec8d" officeooo:paragraph-rsid="0021ec8d" style:font-size-asian="16pt" style:font-size-complex="16pt"/>
    </style:style>
    <style:style style:name="P29" style:family="paragraph" style:parent-style-name="Standard">
      <style:text-properties fo:color="#000058" loext:opacity="100%" style:font-name="Linux Libertine Display G" fo:font-size="16pt" officeooo:rsid="00234db1" officeooo:paragraph-rsid="00234db1" style:font-size-asian="16pt" style:font-size-complex="16pt"/>
    </style:style>
    <style:style style:name="P30" style:family="paragraph" style:parent-style-name="Standard">
      <style:text-properties fo:color="#000058" loext:opacity="100%" style:font-name="Linux Libertine Display G" fo:font-size="16pt" officeooo:rsid="0023a699" officeooo:paragraph-rsid="0023a699" style:font-size-asian="16pt" style:font-size-complex="16pt"/>
    </style:style>
    <style:style style:name="P31" style:family="paragraph" style:parent-style-name="Standard">
      <style:text-properties fo:color="#000058" loext:opacity="100%" style:font-name="Linux Libertine Display G" fo:font-size="16pt" officeooo:rsid="0023a699" officeooo:paragraph-rsid="00243aa6" style:font-size-asian="16pt" style:font-size-complex="16pt"/>
    </style:style>
    <style:style style:name="P32" style:family="paragraph" style:parent-style-name="Standard">
      <style:text-properties fo:color="#0000ff" loext:opacity="100%" style:font-name="Linux Libertine Display G" fo:font-size="16pt" officeooo:rsid="00200afa" officeooo:paragraph-rsid="00200afa" style:font-size-asian="16pt" style:font-size-complex="16pt"/>
    </style:style>
    <style:style style:name="P33" style:family="paragraph" style:parent-style-name="Standard">
      <style:text-properties fo:color="#0000ff" loext:opacity="100%" style:font-name="Linux Libertine Display G" fo:font-size="16pt" officeooo:rsid="00287637" officeooo:paragraph-rsid="00287637" style:font-size-asian="16pt" style:font-size-complex="16pt"/>
    </style:style>
    <style:style style:name="P34" style:family="paragraph" style:parent-style-name="Standard">
      <style:text-properties fo:color="#0000ff" loext:opacity="100%" style:font-name="Linux Libertine Display G" fo:font-size="16pt" officeooo:rsid="002aca9d" officeooo:paragraph-rsid="002aca9d" style:font-size-asian="16pt" style:font-size-complex="16pt"/>
    </style:style>
    <style:style style:name="P35" style:family="paragraph" style:parent-style-name="Standard">
      <style:text-properties fo:color="#0000ff" loext:opacity="100%" style:font-name="Linux Libertine Display G" fo:font-size="16pt" officeooo:rsid="002e7ed4" officeooo:paragraph-rsid="002e7ed4" style:font-size-asian="16pt" style:font-size-complex="16pt"/>
    </style:style>
    <style:style style:name="P36" style:family="paragraph" style:parent-style-name="Standard">
      <style:text-properties fo:color="#ff4000" loext:opacity="100%" style:font-name="Linux Libertine Display G" fo:font-size="16pt" officeooo:rsid="00287637" officeooo:paragraph-rsid="00287637" style:font-size-asian="16pt" style:font-size-complex="16pt"/>
    </style:style>
    <style:style style:name="P37" style:family="paragraph" style:parent-style-name="Standard">
      <style:text-properties fo:color="#ff4000" loext:opacity="100%" style:font-name="Linux Libertine Display G" fo:font-size="16pt" officeooo:rsid="002f2b5d" officeooo:paragraph-rsid="002f2b5d" style:font-size-asian="16pt" style:font-size-complex="16pt"/>
    </style:style>
    <style:style style:name="P38" style:family="paragraph" style:parent-style-name="Heading_20_1" style:master-page-name="First_20_Page">
      <style:paragraph-properties fo:text-align="center" style:justify-single-word="false" style:page-number="auto"/>
      <style:text-properties fo:color="#ffffff" loext:opacity="100%" fo:font-size="40pt" fo:font-style="normal" style:text-underline-style="solid" style:text-underline-width="auto" style:text-underline-color="font-color" officeooo:rsid="00104ad7" officeooo:paragraph-rsid="00104ad7" style:font-size-asian="40pt" style:font-style-asian="normal" style:font-size-complex="40pt" style:font-style-complex="normal"/>
    </style:style>
    <style:style style:name="P39" style:family="paragraph" style:parent-style-name="Heading_20_1">
      <style:paragraph-properties fo:text-align="center" style:justify-single-word="false"/>
      <style:text-properties fo:color="#ffffff" loext:opacity="100%" fo:font-size="40pt" fo:font-style="normal" style:text-underline-style="solid" style:text-underline-width="auto" style:text-underline-color="font-color" officeooo:rsid="00104ad7" officeooo:paragraph-rsid="00104ad7" style:font-size-asian="40pt" style:font-style-asian="normal" style:font-size-complex="40pt" style:font-style-complex="normal"/>
    </style:style>
    <style:style style:name="P40" style:family="paragraph" style:parent-style-name="Heading_20_1">
      <style:paragraph-properties fo:text-align="center" style:justify-single-word="false"/>
      <style:text-properties fo:color="#ffffff" loext:opacity="100%" fo:font-size="48pt" fo:font-style="normal" style:text-underline-style="solid" style:text-underline-width="auto" style:text-underline-color="font-color" officeooo:rsid="00104ad7" officeooo:paragraph-rsid="00104ad7" style:font-size-asian="48pt" style:font-style-asian="normal" style:font-size-complex="48pt" style:font-style-complex="normal"/>
    </style:style>
    <style:style style:name="P41" style:family="paragraph" style:parent-style-name="Standard">
      <style:text-properties style:font-name="Linux Libertine Display G" fo:font-size="16pt" style:font-size-asian="16pt" style:font-size-complex="16pt"/>
    </style:style>
    <style:style style:name="P42" style:family="paragraph" style:parent-style-name="Standard">
      <style:text-properties fo:color="#0000ff" loext:opacity="100%" style:font-name="Linux Libertine Display G" fo:font-size="16pt" officeooo:rsid="003138d5" officeooo:paragraph-rsid="003138d5" style:font-size-asian="16pt" style:font-size-complex="16pt"/>
    </style:style>
    <style:style style:name="P43" style:family="paragraph" style:parent-style-name="Standard">
      <style:text-properties fo:color="#0000ff" loext:opacity="100%" style:font-name="Linux Libertine Display G" fo:font-size="16pt" officeooo:rsid="003144ff" officeooo:paragraph-rsid="003144ff" style:font-size-asian="16pt" style:font-size-complex="16pt"/>
    </style:style>
    <style:style style:name="P44" style:family="paragraph" style:parent-style-name="Standard">
      <style:text-properties fo:color="#0000ff" loext:opacity="100%" style:font-name="Bitstream Vera Serif" fo:font-size="16pt" officeooo:rsid="003358d3" officeooo:paragraph-rsid="003358d3" style:font-size-asian="16pt" style:font-size-complex="16pt"/>
    </style:style>
    <style:style style:name="P45" style:family="paragraph" style:parent-style-name="Standard">
      <style:text-properties fo:color="#0000ff" loext:opacity="100%" style:font-name="Bitstream Vera Serif" fo:font-size="16pt" officeooo:rsid="003531a7" officeooo:paragraph-rsid="003531a7" style:font-size-asian="16pt" style:font-size-complex="16pt"/>
    </style:style>
    <style:style style:name="P46" style:family="paragraph" style:parent-style-name="Standard">
      <style:text-properties fo:color="#0000ff" loext:opacity="100%" style:font-name="Bitstream Vera Serif" fo:font-size="16pt" officeooo:rsid="0036144c" officeooo:paragraph-rsid="0036144c" style:font-size-asian="16pt" style:font-size-complex="16pt"/>
    </style:style>
    <style:style style:name="P47" style:family="paragraph" style:parent-style-name="Standard">
      <style:text-properties fo:color="#0000ff" loext:opacity="100%" style:font-name="Bitstream Vera Serif" fo:font-size="16pt" officeooo:rsid="00376534" officeooo:paragraph-rsid="00376534" style:font-size-asian="16pt" style:font-size-complex="16pt"/>
    </style:style>
    <style:style style:name="P48" style:family="paragraph" style:parent-style-name="Standard">
      <style:text-properties style:font-name="Bitstream Vera Serif" fo:font-size="16pt" style:font-size-asian="16pt" style:font-size-complex="16pt"/>
    </style:style>
    <style:style style:name="P49" style:family="paragraph" style:parent-style-name="Standard">
      <style:text-properties style:font-name="Bitstream Vera Serif" fo:font-size="16pt" officeooo:paragraph-rsid="00104ad7" style:font-size-asian="16pt" style:font-size-complex="16pt"/>
    </style:style>
    <style:style style:name="P50" style:family="paragraph" style:parent-style-name="Text_20_body" style:list-style-name="L1">
      <style:paragraph-properties fo:margin-top="0cm" fo:margin-bottom="0cm" style:contextual-spacing="false" fo:orphans="2" fo:widows="2"/>
    </style:style>
    <style:style style:name="T1" style:family="text">
      <style:text-properties fo:color="#00dc00" loext:opacity="100%" fo:font-size="25pt" style:text-underline-style="solid" style:text-underline-width="auto" style:text-underline-color="font-color" style:font-size-asian="25pt" style:font-size-complex="25pt"/>
    </style:style>
    <style:style style:name="T2" style:family="text">
      <style:text-properties fo:font-size="25pt" style:font-size-asian="25pt" style:font-size-complex="25pt"/>
    </style:style>
    <style:style style:name="T3" style:family="text">
      <style:text-properties officeooo:rsid="0015c207"/>
    </style:style>
    <style:style style:name="T4" style:family="text">
      <style:text-properties officeooo:rsid="001154b5"/>
    </style:style>
    <style:style style:name="T5" style:family="text">
      <style:text-properties fo:font-variant="normal" fo:text-transform="none" fo:color="#00298a" loext:opacity="100%" style:font-name="Linux Libertine Display G" fo:font-size="16pt" fo:letter-spacing="normal" fo:font-style="normal" fo:font-weight="bold" style:font-size-asian="16pt" style:font-size-complex="16pt"/>
    </style:style>
    <style:style style:name="T6" style:family="text">
      <style:text-properties fo:font-variant="normal" fo:text-transform="none" fo:color="#00298a" loext:opacity="100%" style:font-name="Linux Libertine Display G" fo:font-size="16pt" fo:letter-spacing="normal" fo:font-style="normal" fo:font-weight="normal" style:font-size-asian="16pt" style:font-size-complex="16pt"/>
    </style:style>
    <style:style style:name="T7" style:family="text">
      <style:text-properties fo:color="#00298a" loext:opacity="100%" fo:font-size="16pt"/>
    </style:style>
    <style:style style:name="T8" style:family="text">
      <style:text-properties fo:color="#00298a" loext:opacity="100%" fo:font-size="16pt" fo:font-weight="bold"/>
    </style:style>
    <style:style style:name="T9" style:family="text">
      <style:text-properties officeooo:rsid="001c3f33"/>
    </style:style>
    <style:style style:name="T10" style:family="text">
      <style:text-properties officeooo:rsid="00243aa6"/>
    </style:style>
    <style:style style:name="T11" style:family="text">
      <style:text-properties officeooo:rsid="002c6b0c"/>
    </style:style>
    <style:style style:name="T12" style:family="text">
      <style:text-properties officeooo:rsid="00300433"/>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1"/>
      <text:h text:style-name="P39" text:outline-level="1" text:is-list-header="true"/>
      <text:h text:style-name="P40" text:outline-level="1">Trabajo Practico Nº1</text:h>
      <text:p text:style-name="Header_20_right"/>
      <text:p text:style-name="Signature"/>
      <text:p text:style-name="P1"/>
      <text:p text:style-name="P1"/>
      <text:p text:style-name="P1"/>
      <text:p text:style-name="P1"><text:span text:style-name="T1">Carrera:</text:span><text:span text:style-name="T2"> </text:span>Desarrollo web</text:p>
      <text:p text:style-name="P1"><text:span text:style-name="T1">Materia</text:span>: ARQUITECTURA Y SEGURIDAD DE COMPUTADORAS</text:p>
      <text:p text:style-name="P1"><text:span text:style-name="T1">Autor del este trabajo:</text:span> Gorostiaga Parra Jonathan Elian</text:p>
      <text:p text:style-name="P7">Video: Richard Stallman:</text:p>
      <text:p text:style-name="P2">1) ¿Qué es el software libre y cómo se llama el software que no es libre?</text:p>
      <text:p text:style-name="P18">El software libre es el software que respeta la libertad y la solidaridad de la comunidad. </text:p>
      <text:p text:style-name="P18">El software que no es libre se llama privativo por que priva de la libertad a sus usuarios</text:p>
      <text:p text:style-name="P16"/>
      <text:p text:style-name="P2">2) ¿Cuáles son las libertades esenciales del software libre?</text:p>
      <text:p text:style-name="P19">Hay cuatro libertades esenciales en el software libre</text:p>
      <text:p text:style-name="P19">-La libertad 0 te permite ejecuta el programa como quieras .</text:p>
      <text:p text:style-name="P19">-La libertad 1 es estudiar el código fuente del programa y poder cambiarlo para que el programa haga lo que quieras.</text:p>
      <text:p text:style-name="P19">-La libertad 2 es de ayudar a los demás, la libertad de redistribuir copias exactas del programa los demás cuando quieras.</text:p>
      <text:p text:style-name="P19">-La libertad 3 es la de contribuir a tu comunidad. De distribuir copias de tus versiones cambiadas a los demás cuando quieras .</text:p>
      <text:p text:style-name="P3"/>
      <text:p text:style-name="P2"/>
      <text:p text:style-name="P4">3) ¿Por qué se las numera desde cero a tres?</text:p>
      <text:p text:style-name="P22">Se las numera desde el cero al tres por razones practicas, simbólicas y culturales. </text:p>
      <text:p text:style-name="P13"/>
      <text:p text:style-name="P4">4) ¿Cómo se considera al software si respeta las libertades y cómo se lo considera si no respeta alguna de ellas?</text:p>
      <text:p text:style-name="P20">Se lo considera software libre si respeta las libertades .<text:line-break/>Se considera como software privativo <text:s/>si no respeta alguna de <text:span text:style-name="T3">las </text:span><text:span text:style-name="T4">cuatro libertades esenciales</text:span></text:p>
      <text:p text:style-name="P2"/>
      <text:p text:style-name="P2">5) ¿Por qué las libertades son esenciales? Libertad 2</text:p>
      <text:p text:style-name="P21">Por ayuda a los demás, en redistribuir copias exactas a los demás. Es esencial por motivos éticos </text:p>
      <text:p text:style-name="P2"/>
      <text:p text:style-name="P2"/>
      <text:p text:style-name="P2">6) Explique el dilema de dar a un amigo una copia de un programa privativo y cómo se puede evitar.</text:p>
      <text:p text:style-name="P21">El dilema surge cuando un amigo te pide una copia de un programa privativo, por un lado deseas ayudarlo y compartir el programa con el. Pero por otro lado, las licencia del programa privativo te prohíbe distribuir copias sin autorización.</text:p>
      <text:p text:style-name="P25">Como evitarlo:</text:p>
      <text:p text:style-name="P14"><text:soft-page-break/></text:p>
      <text:p text:style-name="P12"><text:span text:style-name="Strong_20_Emphasis"><text:span text:style-name="T8">Recomendar alternativas libres:</text:span></text:span><text:span text:style-name="T7">Buscar programas libres que tengan las mismas funcionalidades que el programa privativo.</text:span></text:p>
      <text:list text:style-name="L1">
        <text:list-item>
          <text:p text:style-name="P50"><text:span text:style-name="Strong_20_Emphasis"><text:span text:style-name="T5">Compartir una licencia válida:</text:span></text:span><text:span text:style-name="T6">Si tienes una licencia válida para el programa, puedes compartirla con tu amigo para que pueda usarlo legalmente.</text:span></text:p>
        </text:list-item>
        <text:list-item>
          <text:p text:style-name="P50"><text:span text:style-name="Strong_20_Emphasis"><text:span text:style-name="T5">Sugerir la compra del programa:</text:span></text:span><text:span text:style-name="T6">Animar a tu amigo a comprar una copia del programa para que pueda disfrutarlo sin restricciones.</text:span></text:p>
        </text:list-item>
      </text:list>
      <text:p text:style-name="Text_20_body"/>
      <text:p text:style-name="P2">7) ¿Qué piensa usted de la piratería?</text:p>
      <text:p text:style-name="P23">Dependería para que se para que y como se use.</text:p>
      <text:p text:style-name="P23">Si no perjudica <text:span text:style-name="T9">o hace daño </text:span>a nadie si lo recomendaría.</text:p>
      <text:p text:style-name="P2"/>
      <text:p text:style-name="P2">8) ¿Por qué es importante tener acceso al código fuente y qué pasa si utilizamos un programa del que no tenemos acceso al código fuente?</text:p>
      <text:p text:style-name="P24">Es importante tener el código fuente por que te da la libertad para:</text:p>
      <text:p text:style-name="P26">-Comprender de como funciona un programa.</text:p>
      <text:p text:style-name="P26">-Modificarlo para adaptarlo a tus necesidades.</text:p>
      <text:p text:style-name="P26">-Compartirlo con otros.</text:p>
      <text:p text:style-name="P26">-Aprender de el.</text:p>
      <text:p text:style-name="P24">Y si usamos programa sin tener acceso al código fuente:</text:p>
      <text:p text:style-name="P26">-No podemos modificarlo para adaptarlo a tus necesidades.</text:p>
      <text:p text:style-name="P26">-No podemos comprender de como funciona.</text:p>
      <text:p text:style-name="P26">-No podemos auditarlo en busca de vulnerabilidades.</text:p>
      <text:p text:style-name="P26">-Dependemos del desarrollador del software.</text:p>
      <text:p text:style-name="P26">-Ser bloqueado por el proveedor del software.</text:p>
      <text:p text:style-name="P2"/>
      <text:p text:style-name="P2">9) ¿Cuáles son los tres tipos de funcionalidades malevolentes utilizadas por los productores de software privativo?</text:p>
      <text:p text:style-name="P27">Los tres tipos de funcionalidad malevolentes utilizadas por los productores del software privativos son:</text:p>
      <text:p text:style-name="P17">-Ofrecer copias gratuitas o casi gratuitas de sus programas no libres a las escuelas para cread dependencia a los usuarios desde temprana edad.</text:p>
      <text:p text:style-name="P17">-Enseñar el uso de estos programas a los estudiantes, generando una dependencia hacia el producto.</text:p>
      <text:p text:style-name="P17">-Después de graduarse, los estudiantes ya no reciben ofertas de copias gratuitas del mismo producto y terminan trabajando para empresas que <text:soft-page-break/>tampoco reciben ofertas de copias gratuitas del producto, lo que perpetua la dependencia en la sociedad. </text:p>
      <text:p text:style-name="P2"/>
      <text:p text:style-name="P2">10) Mencione algunas empresas que distribuyen software privativo con funcionalidades malevolentes.</text:p>
      <text:p text:style-name="P32">-Google</text:p>
      <text:p text:style-name="P32">-Apple.</text:p>
      <text:p text:style-name="P32">-Microsoft.</text:p>
      <text:p text:style-name="P2">11) ¿Qué pasa cuando se cometen errores sobre programas privativos y qué diferencia notable encuentra cuando el programa fue hecho como software libre?</text:p>
      <text:p text:style-name="P28">Cuando se comenten errores sobre programas privativos, no se tiene acceso al código fuente para corregirlos. Por el contrario, cuando el programa fue hecho como software libre, se puede acceder al código fuente, lo que permite corregir los errores de manera mas eficiente y transparente. </text:p>
      <text:p text:style-name="P2"/>
      <text:p text:style-name="P2">12) ¿Qué ventajas nos otorga la libertad 3 de distribuir copias cambiadas del software libre?</text:p>
      <text:p text:style-name="P29">Nos otorga la ventaja de poder compartir y distribuir versiones modificadas del software, lo que fomenta a la colaboración y la innovación. </text:p>
      <text:p text:style-name="P2"/>
      <text:p text:style-name="P2">13) ¿Cuáles son las libertades que benefician a usuarios que no saben programar y cuáles son las que necesitan que el usuario sepa programar?</text:p>
      <text:p text:style-name="P30">Las libertades que benefician al usuario que no saben programas son la libertad 0, que permite ejecutar el programa para cualquier propósito; <text:s/>y la libertad 2 permite redistribuir las copias del programa ; <text:span text:style-name="T10">y la libertad 3 que permite distribuir copias de tus modificaciones a otras personas</text:span></text:p>
      <text:p text:style-name="P30"/>
      <text:p text:style-name="P31">Las libertades que necesitan que el usuario sepa programar son la libertad <text:span text:style-name="T10">1</text:span>, la liber<text:span text:style-name="T10">tad para estudiar como funciona el programa y modificarlo para adaptarlo a tus necesidades; y la libertad <text:s/>3 que permite distribuir copias de tus modificaciones a otras personas</text:span></text:p>
      <text:p text:style-name="P2"/>
      <text:p text:style-name="P2">14) ¿Cómo funciona el negocio del software libre para usuarios y programadores?</text:p>
      <text:p text:style-name="P33">El negocio del software libre para los usuarios es:</text:p>
      <text:p text:style-name="P36">-El software libre es gratuito,</text:p>
      <text:p text:style-name="P36">-El software libre es libres para su modificación.</text:p>
      <text:p text:style-name="P36">-el software libre es libre para su distribución.</text:p>
      <text:p text:style-name="P5"><text:soft-page-break/>-El software libre es libre para estudiar.</text:p>
      <text:p text:style-name="P5"/>
      <text:p text:style-name="P33">El negocio del software libre para los programadores:</text:p>
      <text:p text:style-name="P36">-Los programadores pueden contribuir al desarrollo del software libre.</text:p>
      <text:p text:style-name="P36">-Los programadores pueden crear y vender software libre.</text:p>
      <text:p text:style-name="P36">-Los programadores pueden ofrecer servicios de soporte para software libre.</text:p>
      <text:p text:style-name="P2"/>
      <text:p text:style-name="P2"/>
      <text:p text:style-name="P2">15) ¿Qué significa GNU? ¿Cómo se combinaron el sistema GNU y el Kernel Linux?</text:p>
      <text:p text:style-name="P34"><text:span text:style-name="T11">GNU s</text:span>ignifica GNU no es Unix.</text:p>
      <text:p text:style-name="P34">El proyecto GNU originalmente pretendía reemplazar el núcleo de Unix con su propio núcleo llamado GNU Huar.<text:line-break/>Sin embargo, el desarrollo de GNU Huar tomo mas tiempo de lo esperado, en 1991 Linus Torvalds libero el kernel de Linux. El kernel de Linux era compatible con las herramientas de desarrollo de GNU. Como resultado, la comunidad GNU comenzó a utilizar el kernel de Linux con el sistema GNU. La combinación del sistema GNU y el kernel de Linux se conoce como GNU/Linux.</text:p>
      <text:p text:style-name="P2"/>
      <text:p text:style-name="P2">16) ¿Cuál es el problema de la mayoría de las distribuciones GNU-Linux? ¿Cuáles son excepciones?</text:p>
      <text:p text:style-name="P35">El problema de la mayoría de las distribuciones GNU/Linux es que empezaron a colocar programas privativos <text:span text:style-name="T12">en</text:span> sus distribuciones.</text:p>
      <text:p text:style-name="P37">-Una de las excepciones es Ubuntu.</text:p>
      <text:p text:style-name="P37">-También esta Blag linux and GNU</text:p>
      <text:p text:style-name="P6"/>
      <text:p text:style-name="P2"><text:s/></text:p>
      <text:p text:style-name="P2">17) ¿Cuál es la diferencia entre Software Libre y Open Source?</text:p>
      <text:p text:style-name="P42">La diferencia entre software libre y Open Source esta en los valores y principios que respaldan cada una de ellas. El software libre se centra en las cuatro libertades, Mientras que el termino de Open Source se refiere mas a la disponibilidad del código fuente del software y <text:s/>a la colaboración abierta en su desarrollo, sin necesariamente enfatizar los aspectos éticos y de libertad que son característicos del Software Libre. </text:p>
      <text:p text:style-name="P2"/>
      <text:p text:style-name="P2">18) ¿Por qué es importante educar a la gente en las cuatro libertades del software libre?</text:p>
      <text:p text:style-name="P43"><text:soft-page-break/>Es importante educar a la gente en las cuatro libertades del software libre para que comprendan la importancia de la libertad del mundo del software.</text:p>
      <text:p text:style-name="P43">Esto le permite ejercer su libertad para usar, estudiar, modificar y redistribuir el software de acuerdo con sus necesidades y valores, ademas estas libertades promueven respeto por la libertad y cooperación en el desarrollo y uso del software.</text:p>
      <text:p text:style-name="P2"/>
      <text:p text:style-name="P2"/>
      <text:p text:style-name="P11">Video: En el Medio Digital</text:p>
      <text:p text:style-name="P8">1) ¿Qué es la dependencia tecnológica?</text:p>
      <text:p text:style-name="P47">La dependencia tecnológica se refiere a la situación en la que nos encontramos cuando utilizamos mayormente software desarrollados por empresas privadas, lo que nos hace depender de sus sistemas como consumidores. Esto limita nuestra libertad y capacidad de elección en el uso de la tecnológica.</text:p>
      <text:p text:style-name="P8">2) Explique la relación entre programador, software, computadora</text:p>
      <text:p text:style-name="P47">La computadora es controlada por el software, que consiste en un conjunto de instrucciones almacenadas que la maquina ejecuta. El software es creado por programadores, quienes definen las instrucciones y funciones que la computadora debe realiza. Por lo tanto, los programadores son responsables de desarrollar el software que permite a la computadora interactuar con el usuario y llevar a cabo diversas tareas. </text:p>
      <text:p text:style-name="P8"/>
      <text:p text:style-name="P8">3) ¿Cómo se puede comparar el software con una receta de cocina?</text:p>
      <text:p text:style-name="P44">Si alguien sigue al pie de la letra esa receta se obtiene un resultado.</text:p>
      <text:p text:style-name="P8"/>
      <text:p text:style-name="P9">4) ¿Por qué dice que el software se inventó antes que las computadoras?</text:p>
      <text:p text:style-name="P44">Por que en Francia en 1016 Jacard se le ocurrió que podía tejer telas mas eficientemente e hizo una serie de tarjetas perforada para los telares, de manera que entraran o salieran las agujas del telar, eso era un programa, le decía <text:soft-page-break/>al telar por donde tenia que pasar el hilo y donde no pasarlos. </text:p>
      <text:p text:style-name="P9"/>
      <text:p text:style-name="P9">5) ¿Qué pasa si una computadora no tiene software?</text:p>
      <text:p text:style-name="P45">Sin en software el hardware no tiene sentido, sin el software no hace nada, solo moveríamos los ventiladores. </text:p>
      <text:p text:style-name="P9"/>
      <text:p text:style-name="P8">6) ¿Cuándo se registra la primera patente de software y cómo eran antes los programas?</text:p>
      <text:p text:style-name="P46">En Gran Bretaña en el año 1968.</text:p>
      <text:p text:style-name="P46">Los programas eran personalizados o gratuitos y todavía no se habían desarrollado. </text:p>
      <text:p text:style-name="P8"/>
      <text:p text:style-name="P8">7) ¿Qué fin tiene la BSA y quiénes la integran?</text:p>
      <text:p text:style-name="P8"/>
      <text:p text:style-name="P8">8) ¿En qué época se unen los proyectos GNU y Linux y qué resultado se obtiene?</text:p>
      <text:p text:style-name="P8"/>
      <text:p text:style-name="P8">9) ¿En qué año se lanza Firefox y qué fundación lo libera?</text:p>
      <text:p text:style-name="P8"/>
      <text:p text:style-name="P8">10) Explique la afirmación "El usuario tiene el control de los programas o el programa tiene el control de los usuarios"</text:p>
      <text:p text:style-name="P8"/>
      <text:p text:style-name="P8">11) ¿Por qué se llama software Privativo?</text:p>
      <text:p text:style-name="P8"/>
      <text:p text:style-name="P8">12) ¿Cómo se puede utilizar la analogía de dar una manzana o dar ideas en términos de los principios del software libre?</text:p>
      <text:p text:style-name="P8"/>
      <text:p text:style-name="P8">13) Para un programador, ¿hay diferencia entre hacer software libre o software privativo?</text:p>
      <text:p text:style-name="P8"/>
      <text:p text:style-name="P8">14) ¿Para qué le sirve a un programador leer código de otros programas hechos en software libre?</text:p>
      <text:p text:style-name="P8"/>
      <text:p text:style-name="P8">15) ¿Hay software libre hecho en Argentina? ¿Tiene sentido hablar de software hecho en un País determinado?</text:p>
      <text:p text:style-name="P8"/>
      <text:p text:style-name="P8"><text:soft-page-break/>16) ¿Cuáles son los peligros de depender tecnológicamente de una empresa extranjera?</text:p>
      <text:p text:style-name="P8"/>
      <text:p text:style-name="P8">17) La razón para decidir migrar a software libre, ¿es exclusivamente monetaria?</text:p>
      <text:p text:style-name="P8"/>
      <text:p text:style-name="P8">18) ¿Cuáles serían las ventajas de utilizar formatos abiertos para guardar documentos?</text:p>
      <text:p text:style-name="P8"/>
      <text:p text:style-name="P8">19) ¿Existe algún proyecto de hardware libre?</text:p>
      <text:p text:style-name="P8"/>
      <text:p text:style-name="P8">20) ¿Qué proyectos de hardware libre puede mencionar? ¿Hay alguno impulsado por Argentina?</text:p>
      <text:p text:style-name="P8"/>
      <text:p text:style-name="P8">21) ¿Por qué las agencias públicas tienen la responsabilidad de mantener el control de su</text:p>
      <text:p text:style-name="P8">informática? ¿Cómo pueden asegurarse de ello?</text:p>
      <text:p text:style-name="P8"/>
      <text:p text:style-name="P10"/>
      <text:p text:style-name="P15"><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wiss" style:font-pitch="variable"/>
    <style:font-face style:name="Bitstream Vera Serif" svg:font-family="'Bitstream Vera Serif'" style:font-family-generic="roman" style:font-pitch="variable"/>
    <style:font-face style:name="FreeSans" svg:font-family="FreeSans" style:font-family-generic="swiss"/>
    <style:font-face style:name="FreeSans1" svg:font-family="FreeSans" style:font-family-generic="system" style:font-pitch="variable"/>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G" svg:font-family="'Linux Libertine Display G'"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Unifont" svg:font-family="Unifont" style:font-family-generic="system" style:font-pitch="variable"/>
  </office:font-face-decls>
  <office:styles>
    <draw:gradient draw:name="Gradient_20_1" draw:display-name="Gradient 1" draw:style="square" draw:cx="70%" draw:cy="60%" draw:start-color="#000058" draw:end-color="#00dc00" draw:start-intensity="100%" draw:end-intensity="100%" draw:angle="45deg" draw:border="72%"/>
    <draw:fill-image draw:name="Paper_20_Graph" draw:display-name="Paper Graph" xlink:href="Pictures/10000000000003E8000003E8803044A8C8D96DD8.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ignature" style:family="paragraph" style:parent-style-name="Standard" style:class="text">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Paper_20_Graph" draw:fill-image-width="0cm" draw:fill-image-height="0cm" style:repeat="repeat" draw:fill-image-ref-point-x="0%" draw:fill-image-ref-point-y="0%" draw:fill-image-ref-point="center" draw:tile-repeat-offset="0% vertical" style:footnote-max-height="0cm" loext:margin-gutter="0cm">
        <style:background-image xlink:href="Pictures/10000000000003E8000003E8803044A8C8D96DD8.jp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006e2c" style:writing-mode="lr-tb" style:layout-grid-color="#c0c0c0" style:layout-grid-lines="20" style:layout-grid-base-height="0.706cm" style:layout-grid-ruby-height="0.353cm" style:layout-grid-mode="none" style:layout-grid-ruby-below="false" style:layout-grid-print="false" style:layout-grid-display="false" draw:fill="gradient" draw:fill-color="#006e2c" draw:fill-gradient-name="Gradient_20_1"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Paper_20_Graph" draw:fill-image-width="0cm" draw:fill-image-height="0cm" style:repeat="repeat" draw:fill-image-ref-point-x="0%" draw:fill-image-ref-point-y="0%" draw:fill-image-ref-point="center" draw:tile-repeat-offset="0% vertical"/>
    </style:style>
    <style:style style:name="Mdp2" style:family="drawing-page">
      <style:drawing-page-properties draw:fill="gradient" draw:background-size="full" draw:fill-color="#006e2c" draw:fill-gradient-name="Gradient_20_1" draw:gradient-step-count="0" draw:opacity="100%"/>
    </style:style>
    <style:style style:name="Mdp3"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3" draw:style-name="Mdp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0T18:13:29.306007664</meta:creation-date>
    <dc:date>2024-04-12T04:19:37.428762888</dc:date>
    <meta:editing-duration>PT4H42M59S</meta:editing-duration>
    <meta:editing-cycles>33</meta:editing-cycles>
    <meta:generator>LibreOffice/7.5.2.2$Linux_X86_64 LibreOffice_project/53bb9681a964705cf672590721dbc85eb4d0c3a2</meta:generator>
    <meta:document-statistic meta:table-count="0" meta:image-count="0" meta:object-count="0" meta:page-count="8" meta:paragraph-count="111" meta:word-count="1729" meta:character-count="10574" meta:non-whitespace-character-count="8939"/>
  </office:meta>
</office:document-meta>
</file>